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b4f18" officeooo:paragraph-rsid="000b4f18"/>
    </style:style>
    <style:style style:name="P2" style:family="paragraph" style:parent-style-name="Title">
      <style:paragraph-properties fo:break-before="page"/>
      <style:text-properties officeooo:rsid="000cefc4" officeooo:paragraph-rsid="000cefc4"/>
    </style:style>
    <style:style style:name="P3" style:family="paragraph" style:parent-style-name="Subtitle">
      <style:text-properties style:font-name="Bitstream Vera Sans1" officeooo:rsid="000b4f18" officeooo:paragraph-rsid="000b4f18"/>
    </style:style>
    <style:style style:name="P4" style:family="paragraph" style:parent-style-name="Subtitle">
      <style:text-properties officeooo:rsid="000cefc4" officeooo:paragraph-rsid="000cefc4"/>
    </style:style>
    <style:style style:name="P5" style:family="paragraph" style:parent-style-name="Text_20_body" style:list-style-name="L3">
      <style:text-properties style:font-name="Bitstream Vera Sans1" fo:font-size="15pt" officeooo:rsid="000cefc4" officeooo:paragraph-rsid="000cefc4" style:font-size-asian="15pt" style:font-size-complex="15pt"/>
    </style:style>
    <style:style style:name="P6" style:family="paragraph" style:parent-style-name="Text_20_body" style:list-style-name="L3">
      <style:text-properties style:font-name="Bitstream Vera Sans1" fo:font-size="15pt" officeooo:rsid="000d1de9" officeooo:paragraph-rsid="000d1de9" style:font-size-asian="15pt" style:font-size-complex="15pt"/>
    </style:style>
    <style:style style:name="P7" style:family="paragraph" style:parent-style-name="Text_20_body" style:list-style-name="L3">
      <style:text-properties style:font-name="Bitstream Vera Sans1" fo:font-size="15pt" officeooo:rsid="000d1de9" officeooo:paragraph-rsid="000db5e9" style:font-size-asian="15pt" style:font-size-complex="15pt"/>
    </style:style>
    <style:style style:name="P8" style:family="paragraph" style:parent-style-name="Text_20_body">
      <style:paragraph-properties fo:line-height="200%"/>
      <style:text-properties style:font-name="Bitstream Vera Sans" fo:font-size="14pt" officeooo:rsid="000cefc4" officeooo:paragraph-rsid="000cefc4" style:font-size-asian="12.25pt" style:font-size-complex="14pt"/>
    </style:style>
    <style:style style:name="P9" style:family="paragraph" style:parent-style-name="Text_20_body" style:list-style-name="L3">
      <style:text-properties style:text-position="0% 100%" style:font-name="Bitstream Vera Sans1" fo:font-size="15pt" officeooo:rsid="000cefc4" officeooo:paragraph-rsid="000cefc4" style:font-size-asian="15pt" style:font-size-complex="15pt"/>
    </style:style>
    <style:style style:name="P10" style:family="paragraph" style:parent-style-name="Text_20_body" style:list-style-name="L3">
      <style:text-properties style:text-position="0% 100%" style:font-name="Bitstream Vera Sans1" fo:font-size="15pt" officeooo:rsid="000db5e9" officeooo:paragraph-rsid="000db5e9" style:font-size-asian="15pt" style:font-size-complex="15pt"/>
    </style:style>
    <style:style style:name="P11" style:family="paragraph" style:parent-style-name="Text_20_body">
      <style:text-properties style:text-position="0% 100%" style:font-name="Bitstream Vera Sans1" fo:font-size="15pt" officeooo:rsid="000db5e9" officeooo:paragraph-rsid="000db5e9" style:font-size-asian="15pt" style:font-size-complex="15pt"/>
    </style:style>
    <style:style style:name="P12" style:family="paragraph" style:parent-style-name="Text_20_body">
      <style:text-properties style:font-name="Bitstream Vera Sans1" fo:font-size="14pt" officeooo:rsid="000cefc4" officeooo:paragraph-rsid="000cefc4" style:font-size-asian="14pt" style:font-size-complex="14pt"/>
    </style:style>
    <style:style style:name="P13" style:family="paragraph" style:parent-style-name="Text_20_body" style:list-style-name="L1">
      <style:paragraph-properties fo:line-height="200%"/>
      <style:text-properties style:font-name="Bitstream Vera Sans1" fo:font-size="14pt" officeooo:rsid="000cefc4" officeooo:paragraph-rsid="000cefc4" style:font-size-asian="14pt" style:font-size-complex="14pt"/>
    </style:style>
    <style:style style:name="P14" style:family="paragraph" style:parent-style-name="Text_20_body">
      <style:paragraph-properties fo:line-height="200%"/>
      <style:text-properties style:font-name="Bitstream Vera Sans1" fo:font-size="14pt" officeooo:rsid="000cefc4" officeooo:paragraph-rsid="000cefc4" style:font-size-asian="14pt" style:font-size-complex="14pt"/>
    </style:style>
    <style:style style:name="P15" style:family="paragraph" style:parent-style-name="Text_20_body" style:list-style-name="L2">
      <style:paragraph-properties fo:line-height="200%"/>
      <style:text-properties style:font-name="Bitstream Vera Sans1" fo:font-size="14pt" officeooo:rsid="000cefc4" officeooo:paragraph-rsid="000cefc4" style:font-size-asian="14pt" style:font-size-complex="14pt"/>
    </style:style>
    <style:style style:name="P16" style:family="paragraph" style:parent-style-name="Text_20_body" style:list-style-name="L1">
      <style:paragraph-properties fo:line-height="200%"/>
      <style:text-properties style:font-name="Bitstream Vera Sans1" fo:font-size="14pt" officeooo:rsid="000b4f18" officeooo:paragraph-rsid="000b4f18" style:font-size-asian="14pt" style:font-size-complex="14pt"/>
    </style:style>
    <style:style style:name="T1" style:family="text">
      <style:text-properties style:font-name="Bitstream Vera Sans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ithmetic With Negative Numbers</text:p>
      <text:p text:style-name="P3">Exercises</text:p>
      <text:p text:style-name="P12">Solve with materials</text:p>
      <text:list xml:id="list8097988599543542000" text:style-name="L1">
        <text:list-item>
          <text:p text:style-name="P16">7 + -5 = ____________</text:p>
        </text:list-item>
        <text:list-item>
          <text:p text:style-name="P13">13 + -8 = _____________</text:p>
        </text:list-item>
        <text:list-item>
          <text:p text:style-name="P13">-5 + 12 = _____________</text:p>
        </text:list-item>
        <text:list-item>
          <text:p text:style-name="P13">-12+ -11= _______________</text:p>
        </text:list-item>
        <text:list-item>
          <text:p text:style-name="P13">-2 x 5 = ________________</text:p>
        </text:list-item>
        <text:list-item>
          <text:p text:style-name="P13">-4 x 3 = ________________</text:p>
        </text:list-item>
        <text:list-item>
          <text:p text:style-name="P13">-6 ÷ 3 = _______________</text:p>
        </text:list-item>
        <text:list-item>
          <text:p text:style-name="P13">-20 ÷ 5 = ______________</text:p>
        </text:list-item>
      </text:list>
      <text:p text:style-name="P14">Visually solve using a number line</text:p>
      <text:list xml:id="list6981751874340607356" text:style-name="L2">
        <text:list-item>
          <text:p text:style-name="P15">7 + 5 = _________________</text:p>
        </text:list-item>
        <text:list-item>
          <text:p text:style-name="P15">8 + -3 = _________________</text:p>
        </text:list-item>
        <text:list-item>
          <text:p text:style-name="P15">-4 + 10 = ________________</text:p>
        </text:list-item>
        <text:list-item>
          <text:p text:style-name="P15">-5 + -7 = ________________</text:p>
        </text:list-item>
      </text:list>
      <text:p text:style-name="P8"/>
      <text:p text:style-name="P2">Arithmetic With Negative Numbers</text:p>
      <text:p text:style-name="P4">Additional Exercises</text:p>
      <text:list xml:id="list8156919105116246963" text:style-name="L3">
        <text:list-item>
          <text:p text:style-name="P5">7 x -4 = _______________</text:p>
        </text:list-item>
        <text:list-item>
          <text:p text:style-name="P5">-5 x -6 = _______________</text:p>
        </text:list-item>
        <text:list-item>
          <text:p text:style-name="P5">-11 x -11 = ______________</text:p>
        </text:list-item>
        <text:list-item>
          <text:p text:style-name="P5">(-7)<text:span text:style-name="T2">2</text:span><text:span text:style-name="T3"> = _________________</text:span></text:p>
        </text:list-item>
        <text:list-item>
          <text:p text:style-name="P9">15 ÷ -5 = ________________</text:p>
        </text:list-item>
        <text:list-item>
          <text:p text:style-name="P5"><text:span text:style-name="T3">(-1)</text:span><text:span text:style-name="T2">2</text:span><text:span text:style-name="T3"> x (-2 x 3 + 7) = _______________</text:span></text:p>
        </text:list-item>
        <text:list-item>
          <text:p text:style-name="P5"><text:span text:style-name="T3">(3+-5)</text:span><text:span text:style-name="T2">2</text:span><text:span text:style-name="T3"> x (16 + -12) = ______________</text:span></text:p>
        </text:list-item>
        <text:list-item>
          <text:p text:style-name="P6"><text:span text:style-name="T3">16 + (-4)</text:span><text:span text:style-name="T2">2</text:span><text:span text:style-name="T3"> = _________________</text:span></text:p>
        </text:list-item>
        <text:list-item>
          <text:p text:style-name="P7"><text:span text:style-name="T3">16 + -(4</text:span><text:span text:style-name="T2">2</text:span><text:span text:style-name="T3">) = __________________ 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02:40.344990397</meta:creation-date>
    <dc:date>2016-09-05T22:22:10.653037265</dc:date>
    <meta:editing-duration>PT5M41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148" meta:character-count="745" meta:non-whitespace-character-count="644"/>
  </office:meta>
</office:document-meta>
</file>